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T1" style:family="text">
      <style:text-properties fo:background-color="#99ff66" loext:char-shading-value="0"/>
    </style:style>
    <style:style style:name="T2" style:family="text">
      <style:text-properties fo:background-color="#ff6600" loext:char-shading-value="0"/>
    </style:style>
    <style:style style:name="T3" style:family="text">
      <style:text-properties fo:background-color="#ff00cc" loext:char-shading-value="0"/>
    </style:style>
    <style:style style:name="T4" style:family="text">
      <style:text-properties fo:background-color="#6666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l is Python code that programmatically "translates" xlsx &amp; xls files that have typical "human readable" formats into flat files that are more amenable to manipulation as e.g., data frames in Pandas or R.<text:line-break/><text:line-break/>1) Read the spreadsheet and categorize each cell that is <text:span text:style-name="Highlight">not empty</text:span> into one of 4 categories:<text:line-break/>First: An <text:span text:style-name="Highlight"><text:span text:style-name="T1">input</text:span></text:span> (cell which other cells depend on, but which doesn't depend on any other cells)<text:line-break/>Second: An<text:span text:style-name="Highlight"><text:span text:style-name="T2"> intermediate equation</text:span></text:span> (cell which has an equation, depends on other cells, and has other cells depending on it)<text:line-break/>Third: An <text:span text:style-name="Highlight"><text:span text:style-name="T3">output</text:span></text:span> (Cell with an equation, that depends on other cells, but which no other cells depend on)<text:line-break/>Fourth: A <text:span text:style-name="Highlight"><text:span text:style-name="T4">label</text:span></text:span> (Non-empty cell that depends on nothing and on which nothing depends)<text:line-break/><text:line-break/>2) Find <text:span text:style-name="Highlight">"blocks" of categories</text:span>. For instance, if five cells are next to each other in a row and all belong to the same category, they are a block. Then apply <text:span text:style-name="Highlight">rules to associate the first three categories with applicable labels</text:span> (e.g., a row of output numbers with a row of label dates above it implies that the output should be labelled with the date above it). I can provide a set of simple rules; deliverable code should include an easy way for a proficient Python programmer to add additional rules. Extra credit for a programmer who comes up with her/his own effective rules.<text:line-break/><text:line-break/>3) Display the spreadsheet in a GUI window (must be cross platform, Linux &amp; Windows, at least) with <text:span text:style-name="Highlight">each category block from (2) denoted by a colored line on its border</text:span>. The <text:span text:style-name="Highlight">color of the line indicates the category of the cells</text:span>. For instance, the five cells in (2) might have a blue border line around them. Additionally, background highlighting, or similar method, should denote which labels apply to which data cells. <text:span text:style-name="Highlight">Allow the user to change where the borders are and how labels apply to data cells</text:span> (i.e., "correct" the program's guess at which cells belong to which categories and labels)<text:line-break/><text:line-break/>4) When the user presses "Done" (or similar) on the GUI, record all of the "corrected" blocks, with their associated labels, into some Python-efficient file format, like <text:span text:style-name="Highlight">hdf5</text:span>, on disk. The file will include the information about the <text:span text:style-name="Highlight">value</text:span> and (if applicable) <text:span text:style-name="Highlight">formula</text:span> in each non-empty cell, its address (<text:span text:style-name="Highlight">worksheet name and cell address)</text:span>, what <text:span text:style-name="Highlight">category</text:span> it's in (input, label, etc.), which "<text:span text:style-name="Highlight">block</text:span>" it's in, and any <text:span text:style-name="Highlight">labels</text:span> that apply to it.<text:line-break/><text:line-break/>So, in the end, the program (written in Python) will convert an Excel spreadsheet into an efficient-format file on disk, that includes all the content and equations of the non-empty cells, plus a categorization and labels for all of that content.<text:line-break/><text:line-break/>I want to use this program to be able to easily take Excel spreadsheets that were designed for human viewing and turn them into a format that I can easily read and/or manipulate as data frames, for instance in Pandas or R. </text:p>
      <text:p text:style-name="Standard"/>
      <text:p text:style-name="P1"/>
      <text:p text:style-name="P1"/>
      <text:p text:style-name="P1"/>
      <text:p text:style-name="P1"/>
      <text:p text:style-name="P1">[2/25/2016 7:09:40 AM] Kristián Csepej: Concerning the rules for association of labels and data, I will create an abstract interface that let's the user define own rules in a simple way.<text:line-break/><text:line-break/>I came up with following rules that work with all sheets of the workbook you sent me.<text:line-break/><text:line-break/>1. For any given cell of category 'Input', 'Output' or 'Intermediate' (in the following called 'data cell') the next cell to the left with category 'Label' is the label and the next cell towards the top with category 'Label' is the index.<text:line-break/><text:soft-page-break/>2. Any cell of category 'Label', column index 0 and being the only cell in its row is a heading for the next block.<text:line-break/>More abstract alternative to 1: The closest block of label cells matching in position and length on one of its dimensions with a data block is the label or index block for that data block. <text:line-break/>[2/25/2016 2:43:46 PM] Mark Steen: I like your rules.<text:line-break/>[2/25/2016 2:45:19 PM] Mark Steen: Write code for both (1) and (Alternative 1) - later we can let the user decide which works better.<text:line-break/>[2/25/2016 2:46:39 PM] Mark Steen: I would add one concept: a "whole worksheet" label. This might be a cell in the top few rows, with nothing next to it, maybe nothing in the row, that is a label for every 'data cell' in the worksheet.<text:line-break/>[2/25/2016 2:47:16 PM] Mark Steen: I don't think it's worth trying to make a rule for these, but the user should be able to choose cells and assign them the category of "whole worksheet" label.<text:line-break/>[2/25/2016 2:47:44 PM] Mark Steen: Also, I just realized that the user needs to be able to choose cells as "ignored cells".<text:line-break/>[2/25/2016 2:48:35 PM] Mark Steen: Thank you for your work, Kristian. I've been less responsive than I intended, but I've been happy with your work.<text:line-break/>[2/26/2016 12:36:25 AM] Kristián Csepej: Should there be multiple worksheet labels or max one?<text:line-break/><text:line-break/>What's the exact purpose of ignored cells? If they should be ignored forever I could just let the user remove cells... <text:line-break/><text:line-break/>[2/26/2016 1:22:48 AM] Mark Steen: Actually, I would like to keep them in the database file. I suppose they could also be considered "labels" that don't apply to any data cells. The point is that the rules will try to make labels apply to some data cells and the user should be able to designate some cells that simply don't matter. But, I still want them to be in the database. Make sense?<text:line-break/>[2/26/2016 2:04:15 AM] Kristián Csepej: Absolutely. The user can either prevent them to be associated by setting them as 'ignored' or remove the association. Both will be possibl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ne_20_numbering" style:display-name="Line numbering" style:family="text"/>
    <style:style style:name="Highlight" style:family="text">
      <style:text-properties fo:background-color="#ffcc00" style:font-size-asian="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yz </meta:initial-creator>
    <meta:creation-date>2016-02-06T20:45:07.075156572</meta:creation-date>
    <meta:generator>LibreOffice/4.2.8.2$Linux_X86_64 LibreOffice_project/420m0$Build-2</meta:generator>
    <dc:date>2016-03-26T02:45:41.107777752</dc:date>
    <dc:creator>blue </dc:creator>
    <meta:editing-duration>PT7H8M29S</meta:editing-duration>
    <meta:editing-cycles>6</meta:editing-cycles>
    <meta:document-statistic meta:table-count="0" meta:image-count="0" meta:object-count="0" meta:page-count="2" meta:paragraph-count="2" meta:word-count="927" meta:character-count="5297" meta:non-whitespace-character-count="4358"/>
  </office:meta>
</office:document-meta>
</file>